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15.31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39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5.182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4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5.69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3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4.9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54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4.9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6.3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9.6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63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45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66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07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.03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0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3.34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55cm" fo:min-width="3.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55cm" fo:min-width="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55cm" fo:min-width="3.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353cm" fo:min-width="4.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353cm" fo:min-width="3.8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353cm" fo:min-width="4.589cm"/>
      <style:paragraph-properties style:writing-mode="lr-tb"/>
    </style:style>
    <style:style style:name="gr31" style:family="graphic" style:parent-style-name="standard">
      <style:graphic-properties draw:stroke="none" draw:textarea-horizontal-align="justify" draw:textarea-vertical-align="middle" draw:auto-grow-height="false" fo:min-height="1.25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1.55cm" fo:min-width="3.5cm"/>
    </style:style>
    <style:style style:name="gr33" style:family="graphic" style:parent-style-name="standard">
      <style:graphic-properties draw:textarea-horizontal-align="justify" draw:textarea-vertical-align="middle" draw:auto-grow-height="false" fo:min-height="1.55cm" fo:min-width="3.9cm"/>
    </style:style>
    <style:style style:name="gr34" style:family="graphic" style:parent-style-name="standard">
      <style:graphic-properties draw:textarea-horizontal-align="justify" draw:textarea-vertical-align="middle" draw:auto-grow-height="false" fo:min-height="1.55cm" fo:min-width="3cm"/>
    </style:style>
    <style:style style:name="gr35" style:family="graphic" style:parent-style-name="standard">
      <style:graphic-properties draw:textarea-horizontal-align="justify" draw:textarea-vertical-align="middle" draw:auto-grow-height="false" fo:min-height="1.55cm" fo:min-width="3.2cm"/>
    </style:style>
    <style:style style:name="gr36" style:family="graphic" style:parent-style-name="standard">
      <style:graphic-properties draw:textarea-horizontal-align="justify" draw:textarea-vertical-align="middle" draw:auto-grow-height="false" fo:min-height="2.353cm" fo:min-width="4.6cm"/>
    </style:style>
    <style:style style:name="gr37" style:family="graphic" style:parent-style-name="standard">
      <style:graphic-properties draw:textarea-horizontal-align="justify" draw:textarea-vertical-align="middle" draw:auto-grow-height="false" fo:min-height="2.353cm" fo:min-width="3.8cm"/>
    </style:style>
    <style:style style:name="gr38" style:family="graphic" style:parent-style-name="standard">
      <style:graphic-properties draw:textarea-horizontal-align="justify" draw:textarea-vertical-align="middle" draw:auto-grow-height="false" fo:min-height="2.353cm" fo:min-width="4.589cm"/>
    </style:style>
    <style:style style:name="P1" style:family="paragraph">
      <loext:graphic-properties draw:fill="none" draw:fill-color="#ffffff"/>
      <style:text-properties fo:font-size="60pt" style:font-size-asian="60pt" style:font-size-complex="60pt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814cm" svg:height="2.368cm" svg:x="6.7cm" svg:y="2.4cm">
          <draw:text-box>
            <text:p><text:span text:style-name="T1">トーナメントドリル</text:span></text:p>
          </draw:text-box>
        </draw:frame>
      </draw:page>
      <draw:page draw:name="page2" draw:style-name="dp1" draw:master-page-name="標準">
        <draw:frame draw:style-name="gr2" draw:text-style-name="P2" draw:layer="layout" svg:width="6.894cm" svg:height="1.098cm" svg:x="11.406cm" svg:y="1.502cm">
          <draw:text-box>
            <text:p><text:span text:style-name="T2">足し算トーナメント</text:span></text:p>
          </draw:text-box>
        </draw:frame>
        <draw:custom-shape draw:style-name="gr3" draw:text-style-name="P3" xml:id="id1" draw:id="id1" draw:layer="layout" svg:width="1.8cm" svg:height="1.8cm" svg:x="2.4cm" svg:y="14.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5.682cm" svg:height="1.276cm" svg:x="1.2cm" svg:y="17.924cm">
          <draw:text-box>
            <text:p><text:span text:style-name="T3">1 <text:s text:c="12"/>1 <text:s text:c="12"/>1 <text:s text:c="11"/>2 <text:s text:c="11"/>3 <text:s text:c="10"/>2 <text:s text:c="10"/>2 <text:s text:c="10"/>5</text:span></text:p>
          </draw:text-box>
        </draw:frame>
        <draw:connector draw:style-name="gr5" draw:text-style-name="P3" draw:layer="layout" svg:x1="1.705cm" svg:y1="17.707cm" svg:x2="2.4cm" svg:y2="15.1cm" draw:end-shape="id1" draw:end-glue-point="3" svg:d="M1705 17707h97v-2607h598" svg:viewBox="0 0 696 2608">
          <text:p/>
        </draw:connector>
        <draw:connector draw:style-name="gr5" draw:text-style-name="P3" draw:layer="layout" svg:x1="5.419cm" svg:y1="17.783cm" svg:x2="4.2cm" svg:y2="15.1cm" draw:end-shape="id1" draw:end-glue-point="1" svg:d="M5419 17783h-359v-2683h-860" svg:viewBox="0 0 1220 2684">
          <text:p/>
        </draw:connector>
        <draw:custom-shape draw:style-name="gr3" draw:text-style-name="P3" xml:id="id2" draw:id="id2" draw:layer="layout" svg:width="1.8cm" svg:height="1.8cm" svg:x="9.994cm" svg:y="14.2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299cm" svg:y1="17.708cm" svg:x2="9.994cm" svg:y2="15.101cm" draw:end-shape="id2" draw:end-glue-point="3" svg:d="M9299 17708h97v-2607h598" svg:viewBox="0 0 696 2608">
          <text:p/>
        </draw:connector>
        <draw:connector draw:style-name="gr5" draw:text-style-name="P3" draw:layer="layout" svg:x1="13.013cm" svg:y1="17.784cm" svg:x2="11.794cm" svg:y2="15.101cm" draw:end-shape="id2" draw:end-glue-point="1" svg:d="M13013 17784h-359v-2683h-860" svg:viewBox="0 0 1220 2684">
          <text:p/>
        </draw:connector>
        <draw:custom-shape draw:style-name="gr3" draw:text-style-name="P3" xml:id="id3" draw:id="id3" draw:layer="layout" svg:width="1.8cm" svg:height="1.8cm" svg:x="16.994cm" svg:y="14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6.299cm" svg:y1="17.709cm" svg:x2="16.994cm" svg:y2="15.102cm" draw:end-shape="id3" draw:end-glue-point="3" svg:d="M16299 17709h97v-2607h598" svg:viewBox="0 0 696 2608">
          <text:p/>
        </draw:connector>
        <draw:connector draw:style-name="gr5" draw:text-style-name="P3" draw:layer="layout" svg:x1="20.013cm" svg:y1="17.785cm" svg:x2="18.794cm" svg:y2="15.102cm" draw:end-shape="id3" draw:end-glue-point="1" svg:d="M20013 17785h-359v-2683h-860" svg:viewBox="0 0 1220 2684">
          <text:p/>
        </draw:connector>
        <draw:custom-shape draw:style-name="gr3" draw:text-style-name="P3" xml:id="id4" draw:id="id4" draw:layer="layout" svg:width="1.8cm" svg:height="1.8cm" svg:x="23.494cm" svg:y="14.203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2.799cm" svg:y1="17.71cm" svg:x2="23.494cm" svg:y2="15.103cm" draw:end-shape="id4" draw:end-glue-point="3" svg:d="M22799 17710h97v-2607h598" svg:viewBox="0 0 696 2608">
          <text:p/>
        </draw:connector>
        <draw:connector draw:style-name="gr5" draw:text-style-name="P3" draw:layer="layout" svg:x1="26.513cm" svg:y1="17.786cm" svg:x2="25.294cm" svg:y2="15.103cm" draw:end-shape="id4" draw:end-glue-point="1" svg:d="M26513 17786h-359v-2683h-860" svg:viewBox="0 0 1220 2684">
          <text:p/>
        </draw:connector>
        <draw:custom-shape draw:style-name="gr3" draw:text-style-name="P3" xml:id="id5" draw:id="id5" draw:layer="layout" svg:width="2.594cm" svg:height="2.603cm" svg:x="5.9cm" svg:y="8.9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.3cm" svg:y1="14.2cm" svg:x2="5.9cm" svg:y2="10.201cm" draw:start-shape="id1" draw:start-glue-point="0" draw:end-shape="id5" draw:end-glue-point="3" svg:d="M3300 14200v-3999h2600" svg:viewBox="0 0 2601 4000">
          <text:p/>
        </draw:connector>
        <draw:connector draw:style-name="gr5" draw:text-style-name="P3" draw:layer="layout" svg:x1="10.894cm" svg:y1="14.201cm" svg:x2="8.494cm" svg:y2="10.201cm" draw:start-shape="id2" draw:start-glue-point="0" draw:end-shape="id5" draw:end-glue-point="1" svg:d="M10894 14201v-4000h-2400" svg:viewBox="0 0 2401 4001">
          <text:p/>
        </draw:connector>
        <draw:custom-shape draw:style-name="gr3" draw:text-style-name="P3" xml:id="id6" draw:id="id6" draw:layer="layout" svg:width="2.594cm" svg:height="2.603cm" svg:x="19.8cm" svg:y="8.9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2cm" svg:y1="14.201cm" svg:x2="19.8cm" svg:y2="10.202cm" draw:end-shape="id6" draw:end-glue-point="3" svg:d="M17200 14201h1050v-3999h1550" svg:viewBox="0 0 2601 4000">
          <text:p/>
        </draw:connector>
        <draw:connector draw:style-name="gr5" draw:text-style-name="P3" draw:layer="layout" svg:x1="24.794cm" svg:y1="14.202cm" svg:x2="22.394cm" svg:y2="10.202cm" draw:end-shape="id6" draw:end-glue-point="1" svg:d="M24794 14202h-949v-4000h-1451" svg:viewBox="0 0 2401 4001">
          <text:p/>
        </draw:connector>
        <draw:custom-shape draw:style-name="gr3" draw:text-style-name="P3" xml:id="id7" draw:id="id7" draw:layer="layout" svg:width="5.089cm" svg:height="2.603cm" svg:x="11.802cm" svg:y="3.6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7cm" svg:y1="8.902cm" svg:x2="11.802cm" svg:y2="4.903cm" draw:end-shape="id7" draw:end-glue-point="3" svg:d="M6700 8902h2300v-3999h2802" svg:viewBox="0 0 5103 4000">
          <text:p/>
        </draw:connector>
        <draw:connector draw:style-name="gr5" draw:text-style-name="P3" draw:layer="layout" svg:x1="21.6cm" svg:y1="8.903cm" svg:x2="16.891cm" svg:y2="4.903cm" draw:end-shape="id7" draw:end-glue-point="1" svg:d="M21600 8903h-2104v-4000h-2605" svg:viewBox="0 0 4710 4001">
          <text:p/>
        </draw:connector>
      </draw:page>
      <draw:page draw:name="page3" draw:style-name="dp1" draw:master-page-name="標準">
        <draw:frame draw:style-name="gr2" draw:text-style-name="P2" draw:layer="layout" svg:width="6.894cm" svg:height="1.098cm" svg:x="11.406cm" svg:y="1.502cm">
          <draw:text-box>
            <text:p><text:span text:style-name="T2">足し算トーナメント</text:span></text:p>
          </draw:text-box>
        </draw:frame>
        <draw:custom-shape draw:style-name="gr3" draw:text-style-name="P3" xml:id="id8" draw:id="id8" draw:layer="layout" svg:width="1.8cm" svg:height="1.8cm" svg:x="2.4cm" svg:y="14.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5.682cm" svg:height="1.276cm" svg:x="1.2cm" svg:y="17.924cm">
          <draw:text-box>
            <text:p><text:span text:style-name="T3">2 <text:s text:c="12"/>1 <text:s text:c="12"/>3 <text:s text:c="11"/>2 <text:s text:c="11"/>4 <text:s text:c="10"/>2 <text:s text:c="10"/>5 <text:s text:c="10"/>5</text:span></text:p>
          </draw:text-box>
        </draw:frame>
        <draw:connector draw:style-name="gr5" draw:text-style-name="P3" draw:layer="layout" svg:x1="1.705cm" svg:y1="17.707cm" svg:x2="2.4cm" svg:y2="15.1cm" draw:end-shape="id8" draw:end-glue-point="3" svg:d="M1705 17707h97v-2607h598" svg:viewBox="0 0 696 2608">
          <text:p/>
        </draw:connector>
        <draw:connector draw:style-name="gr5" draw:text-style-name="P3" draw:layer="layout" svg:x1="5.419cm" svg:y1="17.783cm" svg:x2="4.2cm" svg:y2="15.1cm" draw:end-shape="id8" draw:end-glue-point="1" svg:d="M5419 17783h-359v-2683h-860" svg:viewBox="0 0 1220 2684">
          <text:p/>
        </draw:connector>
        <draw:custom-shape draw:style-name="gr3" draw:text-style-name="P3" xml:id="id9" draw:id="id9" draw:layer="layout" svg:width="1.8cm" svg:height="1.8cm" svg:x="9.994cm" svg:y="14.2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299cm" svg:y1="17.708cm" svg:x2="9.994cm" svg:y2="15.101cm" draw:end-shape="id9" draw:end-glue-point="3" svg:d="M9299 17708h97v-2607h598" svg:viewBox="0 0 696 2608">
          <text:p/>
        </draw:connector>
        <draw:connector draw:style-name="gr5" draw:text-style-name="P3" draw:layer="layout" svg:x1="13.013cm" svg:y1="17.784cm" svg:x2="11.794cm" svg:y2="15.101cm" draw:end-shape="id9" draw:end-glue-point="1" svg:d="M13013 17784h-359v-2683h-860" svg:viewBox="0 0 1220 2684">
          <text:p/>
        </draw:connector>
        <draw:custom-shape draw:style-name="gr3" draw:text-style-name="P3" xml:id="id10" draw:id="id10" draw:layer="layout" svg:width="1.8cm" svg:height="1.8cm" svg:x="16.994cm" svg:y="14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6.299cm" svg:y1="17.709cm" svg:x2="16.994cm" svg:y2="15.102cm" draw:end-shape="id10" draw:end-glue-point="3" svg:d="M16299 17709h97v-2607h598" svg:viewBox="0 0 696 2608">
          <text:p/>
        </draw:connector>
        <draw:connector draw:style-name="gr5" draw:text-style-name="P3" draw:layer="layout" svg:x1="20.013cm" svg:y1="17.785cm" svg:x2="18.794cm" svg:y2="15.102cm" draw:end-shape="id10" draw:end-glue-point="1" svg:d="M20013 17785h-359v-2683h-860" svg:viewBox="0 0 1220 2684">
          <text:p/>
        </draw:connector>
        <draw:custom-shape draw:style-name="gr3" draw:text-style-name="P3" xml:id="id11" draw:id="id11" draw:layer="layout" svg:width="1.8cm" svg:height="1.8cm" svg:x="23.494cm" svg:y="14.203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2.799cm" svg:y1="17.71cm" svg:x2="23.494cm" svg:y2="15.103cm" draw:end-shape="id11" draw:end-glue-point="3" svg:d="M22799 17710h97v-2607h598" svg:viewBox="0 0 696 2608">
          <text:p/>
        </draw:connector>
        <draw:connector draw:style-name="gr5" draw:text-style-name="P3" draw:layer="layout" svg:x1="26.513cm" svg:y1="17.786cm" svg:x2="25.294cm" svg:y2="15.103cm" draw:end-shape="id11" draw:end-glue-point="1" svg:d="M26513 17786h-359v-2683h-860" svg:viewBox="0 0 1220 2684">
          <text:p/>
        </draw:connector>
        <draw:custom-shape draw:style-name="gr3" draw:text-style-name="P3" xml:id="id12" draw:id="id12" draw:layer="layout" svg:width="2.594cm" svg:height="2.603cm" svg:x="5.9cm" svg:y="8.9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.3cm" svg:y1="14.2cm" svg:x2="5.9cm" svg:y2="10.201cm" draw:start-shape="id8" draw:start-glue-point="0" draw:end-shape="id12" draw:end-glue-point="3" svg:d="M3300 14200v-3999h2600" svg:viewBox="0 0 2601 4000">
          <text:p/>
        </draw:connector>
        <draw:connector draw:style-name="gr5" draw:text-style-name="P3" draw:layer="layout" svg:x1="10.894cm" svg:y1="14.201cm" svg:x2="8.494cm" svg:y2="10.201cm" draw:start-shape="id9" draw:start-glue-point="0" draw:end-shape="id12" draw:end-glue-point="1" svg:d="M10894 14201v-4000h-2400" svg:viewBox="0 0 2401 4001">
          <text:p/>
        </draw:connector>
        <draw:custom-shape draw:style-name="gr3" draw:text-style-name="P3" xml:id="id13" draw:id="id13" draw:layer="layout" svg:width="2.594cm" svg:height="2.603cm" svg:x="19.8cm" svg:y="8.9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2cm" svg:y1="14.201cm" svg:x2="19.8cm" svg:y2="10.202cm" draw:end-shape="id13" draw:end-glue-point="3" svg:d="M17200 14201h1050v-3999h1550" svg:viewBox="0 0 2601 4000">
          <text:p/>
        </draw:connector>
        <draw:connector draw:style-name="gr5" draw:text-style-name="P3" draw:layer="layout" svg:x1="24.794cm" svg:y1="14.202cm" svg:x2="22.394cm" svg:y2="10.202cm" draw:end-shape="id13" draw:end-glue-point="1" svg:d="M24794 14202h-949v-4000h-1451" svg:viewBox="0 0 2401 4001">
          <text:p/>
        </draw:connector>
        <draw:custom-shape draw:style-name="gr3" draw:text-style-name="P3" xml:id="id14" draw:id="id14" draw:layer="layout" svg:width="5.089cm" svg:height="2.603cm" svg:x="11.802cm" svg:y="3.6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7cm" svg:y1="8.902cm" svg:x2="11.802cm" svg:y2="4.903cm" draw:end-shape="id14" draw:end-glue-point="3" svg:d="M6700 8902h2300v-3999h2802" svg:viewBox="0 0 5103 4000">
          <text:p/>
        </draw:connector>
        <draw:connector draw:style-name="gr5" draw:text-style-name="P3" draw:layer="layout" svg:x1="21.6cm" svg:y1="8.903cm" svg:x2="16.891cm" svg:y2="4.903cm" draw:end-shape="id14" draw:end-glue-point="1" svg:d="M21600 8903h-2104v-4000h-2605" svg:viewBox="0 0 4710 4001">
          <text:p/>
        </draw:connector>
      </draw:page>
      <draw:page draw:name="page4" draw:style-name="dp1" draw:master-page-name="標準">
        <draw:frame draw:style-name="gr6" draw:text-style-name="P2" draw:layer="layout" svg:width="6.962cm" svg:height="1.098cm" svg:x="11.406cm" svg:y="1.502cm">
          <draw:text-box>
            <text:p><text:span text:style-name="T2">引き算トーナメント</text:span></text:p>
          </draw:text-box>
        </draw:frame>
        <draw:custom-shape draw:style-name="gr3" draw:text-style-name="P3" xml:id="id15" draw:id="id15" draw:layer="layout" svg:width="1.8cm" svg:height="1.8cm" svg:x="2.4cm" svg:y="14.2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6.194cm" svg:height="1.276cm" svg:x="1.2cm" svg:y="17.924cm">
          <draw:text-box>
            <text:p><text:span text:style-name="T3">10 <text:s text:c="12"/>1 <text:s text:c="12"/>8 <text:s text:c="11"/>2 <text:s text:c="11"/>7 <text:s text:c="10"/>3 <text:s text:c="10"/>6 <text:s text:c="10"/>4</text:span></text:p>
          </draw:text-box>
        </draw:frame>
        <draw:connector draw:style-name="gr5" draw:text-style-name="P3" draw:layer="layout" svg:x1="1.705cm" svg:y1="17.707cm" svg:x2="2.4cm" svg:y2="15.1cm" draw:end-shape="id15" draw:end-glue-point="3" svg:d="M1705 17707h97v-2607h598" svg:viewBox="0 0 696 2608">
          <text:p/>
        </draw:connector>
        <draw:connector draw:style-name="gr5" draw:text-style-name="P3" draw:layer="layout" svg:x1="5.419cm" svg:y1="17.783cm" svg:x2="4.2cm" svg:y2="15.1cm" draw:end-shape="id15" draw:end-glue-point="1" svg:d="M5419 17783h-359v-2683h-860" svg:viewBox="0 0 1220 2684">
          <text:p/>
        </draw:connector>
        <draw:custom-shape draw:style-name="gr3" draw:text-style-name="P3" xml:id="id16" draw:id="id16" draw:layer="layout" svg:width="1.8cm" svg:height="1.8cm" svg:x="9.994cm" svg:y="14.2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299cm" svg:y1="17.708cm" svg:x2="9.994cm" svg:y2="15.101cm" draw:end-shape="id16" draw:end-glue-point="3" svg:d="M9299 17708h97v-2607h598" svg:viewBox="0 0 696 2608">
          <text:p/>
        </draw:connector>
        <draw:connector draw:style-name="gr5" draw:text-style-name="P3" draw:layer="layout" svg:x1="13.013cm" svg:y1="17.784cm" svg:x2="11.794cm" svg:y2="15.101cm" draw:end-shape="id16" draw:end-glue-point="1" svg:d="M13013 17784h-359v-2683h-860" svg:viewBox="0 0 1220 2684">
          <text:p/>
        </draw:connector>
        <draw:custom-shape draw:style-name="gr3" draw:text-style-name="P3" xml:id="id17" draw:id="id17" draw:layer="layout" svg:width="1.8cm" svg:height="1.8cm" svg:x="16.994cm" svg:y="14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6.299cm" svg:y1="17.709cm" svg:x2="16.994cm" svg:y2="15.102cm" draw:end-shape="id17" draw:end-glue-point="3" svg:d="M16299 17709h97v-2607h598" svg:viewBox="0 0 696 2608">
          <text:p/>
        </draw:connector>
        <draw:connector draw:style-name="gr5" draw:text-style-name="P3" draw:layer="layout" svg:x1="20.013cm" svg:y1="17.785cm" svg:x2="18.794cm" svg:y2="15.102cm" draw:end-shape="id17" draw:end-glue-point="1" svg:d="M20013 17785h-359v-2683h-860" svg:viewBox="0 0 1220 2684">
          <text:p/>
        </draw:connector>
        <draw:custom-shape draw:style-name="gr3" draw:text-style-name="P3" xml:id="id18" draw:id="id18" draw:layer="layout" svg:width="1.8cm" svg:height="1.8cm" svg:x="23.494cm" svg:y="14.203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2.799cm" svg:y1="17.71cm" svg:x2="23.494cm" svg:y2="15.103cm" draw:end-shape="id18" draw:end-glue-point="3" svg:d="M22799 17710h97v-2607h598" svg:viewBox="0 0 696 2608">
          <text:p/>
        </draw:connector>
        <draw:connector draw:style-name="gr5" draw:text-style-name="P3" draw:layer="layout" svg:x1="26.513cm" svg:y1="17.786cm" svg:x2="25.294cm" svg:y2="15.103cm" draw:end-shape="id18" draw:end-glue-point="1" svg:d="M26513 17786h-359v-2683h-860" svg:viewBox="0 0 1220 2684">
          <text:p/>
        </draw:connector>
        <draw:custom-shape draw:style-name="gr3" draw:text-style-name="P3" xml:id="id19" draw:id="id19" draw:layer="layout" svg:width="2.594cm" svg:height="2.603cm" svg:x="5.9cm" svg:y="8.9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.3cm" svg:y1="14.2cm" svg:x2="5.9cm" svg:y2="10.201cm" draw:start-shape="id15" draw:start-glue-point="0" draw:end-shape="id19" draw:end-glue-point="3" svg:d="M3300 14200v-3999h2600" svg:viewBox="0 0 2601 4000">
          <text:p/>
        </draw:connector>
        <draw:connector draw:style-name="gr5" draw:text-style-name="P3" draw:layer="layout" svg:x1="10.894cm" svg:y1="14.201cm" svg:x2="8.494cm" svg:y2="10.201cm" draw:start-shape="id16" draw:start-glue-point="0" draw:end-shape="id19" draw:end-glue-point="1" svg:d="M10894 14201v-4000h-2400" svg:viewBox="0 0 2401 4001">
          <text:p/>
        </draw:connector>
        <draw:custom-shape draw:style-name="gr3" draw:text-style-name="P3" xml:id="id20" draw:id="id20" draw:layer="layout" svg:width="2.594cm" svg:height="2.603cm" svg:x="19.8cm" svg:y="8.9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2cm" svg:y1="14.201cm" svg:x2="19.8cm" svg:y2="10.202cm" draw:end-shape="id20" draw:end-glue-point="3" svg:d="M17200 14201h1050v-3999h1550" svg:viewBox="0 0 2601 4000">
          <text:p/>
        </draw:connector>
        <draw:connector draw:style-name="gr5" draw:text-style-name="P3" draw:layer="layout" svg:x1="24.794cm" svg:y1="14.202cm" svg:x2="22.394cm" svg:y2="10.202cm" draw:end-shape="id20" draw:end-glue-point="1" svg:d="M24794 14202h-949v-4000h-1451" svg:viewBox="0 0 2401 4001">
          <text:p/>
        </draw:connector>
        <draw:custom-shape draw:style-name="gr3" draw:text-style-name="P3" xml:id="id21" draw:id="id21" draw:layer="layout" svg:width="5.089cm" svg:height="2.603cm" svg:x="11.802cm" svg:y="3.6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7cm" svg:y1="8.902cm" svg:x2="11.802cm" svg:y2="4.903cm" draw:end-shape="id21" draw:end-glue-point="3" svg:d="M6700 8902h2300v-3999h2802" svg:viewBox="0 0 5103 4000">
          <text:p/>
        </draw:connector>
        <draw:connector draw:style-name="gr5" draw:text-style-name="P3" draw:layer="layout" svg:x1="21.6cm" svg:y1="8.903cm" svg:x2="16.891cm" svg:y2="4.903cm" draw:end-shape="id21" draw:end-glue-point="1" svg:d="M21600 8903h-2104v-4000h-2605" svg:viewBox="0 0 4710 4001">
          <text:p/>
        </draw:connector>
      </draw:page>
      <draw:page draw:name="page5" draw:style-name="dp1" draw:master-page-name="標準">
        <draw:frame draw:style-name="gr8" draw:text-style-name="P2" draw:layer="layout" svg:width="6.877cm" svg:height="1.098cm" svg:x="11.406cm" svg:y="1.502cm">
          <draw:text-box>
            <text:p><text:span text:style-name="T2">割り算トーナメント</text:span></text:p>
          </draw:text-box>
        </draw:frame>
        <draw:custom-shape draw:style-name="gr3" draw:text-style-name="P3" xml:id="id22" draw:id="id22" draw:layer="layout" svg:width="1.8cm" svg:height="1.8cm" svg:x="2.4cm" svg:y="14.2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5.432cm" svg:height="1.276cm" svg:x="1.2cm" svg:y="17.924cm">
          <draw:text-box>
            <text:p><text:span text:style-name="T3">12 <text:s text:c="11"/>1 <text:s text:c="11"/>6 <text:s text:c="11"/>3 <text:s text:c="10"/>8 <text:s text:c="10"/>4 <text:s text:c="10"/>2 <text:s text:c="10"/>2</text:span></text:p>
          </draw:text-box>
        </draw:frame>
        <draw:connector draw:style-name="gr5" draw:text-style-name="P3" draw:layer="layout" svg:x1="1.705cm" svg:y1="17.707cm" svg:x2="2.4cm" svg:y2="15.1cm" draw:end-shape="id22" draw:end-glue-point="3" svg:d="M1705 17707h97v-2607h598" svg:viewBox="0 0 696 2608">
          <text:p/>
        </draw:connector>
        <draw:connector draw:style-name="gr5" draw:text-style-name="P3" draw:layer="layout" svg:x1="5.419cm" svg:y1="17.783cm" svg:x2="4.2cm" svg:y2="15.1cm" draw:end-shape="id22" draw:end-glue-point="1" svg:d="M5419 17783h-359v-2683h-860" svg:viewBox="0 0 1220 2684">
          <text:p/>
        </draw:connector>
        <draw:custom-shape draw:style-name="gr3" draw:text-style-name="P3" xml:id="id23" draw:id="id23" draw:layer="layout" svg:width="1.8cm" svg:height="1.8cm" svg:x="9.994cm" svg:y="14.2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299cm" svg:y1="17.708cm" svg:x2="9.994cm" svg:y2="15.101cm" draw:end-shape="id23" draw:end-glue-point="3" svg:d="M9299 17708h97v-2607h598" svg:viewBox="0 0 696 2608">
          <text:p/>
        </draw:connector>
        <draw:connector draw:style-name="gr5" draw:text-style-name="P3" draw:layer="layout" svg:x1="13.013cm" svg:y1="17.784cm" svg:x2="11.794cm" svg:y2="15.101cm" draw:end-shape="id23" draw:end-glue-point="1" svg:d="M13013 17784h-359v-2683h-860" svg:viewBox="0 0 1220 2684">
          <text:p/>
        </draw:connector>
        <draw:custom-shape draw:style-name="gr3" draw:text-style-name="P3" xml:id="id24" draw:id="id24" draw:layer="layout" svg:width="1.8cm" svg:height="1.8cm" svg:x="16.994cm" svg:y="14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6.299cm" svg:y1="17.709cm" svg:x2="16.994cm" svg:y2="15.102cm" draw:end-shape="id24" draw:end-glue-point="3" svg:d="M16299 17709h97v-2607h598" svg:viewBox="0 0 696 2608">
          <text:p/>
        </draw:connector>
        <draw:connector draw:style-name="gr5" draw:text-style-name="P3" draw:layer="layout" svg:x1="20.013cm" svg:y1="17.785cm" svg:x2="18.794cm" svg:y2="15.102cm" draw:end-shape="id24" draw:end-glue-point="1" svg:d="M20013 17785h-359v-2683h-860" svg:viewBox="0 0 1220 2684">
          <text:p/>
        </draw:connector>
        <draw:custom-shape draw:style-name="gr3" draw:text-style-name="P3" xml:id="id25" draw:id="id25" draw:layer="layout" svg:width="1.8cm" svg:height="1.8cm" svg:x="23.494cm" svg:y="14.203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2.799cm" svg:y1="17.71cm" svg:x2="23.494cm" svg:y2="15.103cm" draw:end-shape="id25" draw:end-glue-point="3" svg:d="M22799 17710h97v-2607h598" svg:viewBox="0 0 696 2608">
          <text:p/>
        </draw:connector>
        <draw:connector draw:style-name="gr5" draw:text-style-name="P3" draw:layer="layout" svg:x1="26.513cm" svg:y1="17.786cm" svg:x2="25.294cm" svg:y2="15.103cm" draw:end-shape="id25" draw:end-glue-point="1" svg:d="M26513 17786h-359v-2683h-860" svg:viewBox="0 0 1220 2684">
          <text:p/>
        </draw:connector>
        <draw:custom-shape draw:style-name="gr3" draw:text-style-name="P3" xml:id="id26" draw:id="id26" draw:layer="layout" svg:width="2.594cm" svg:height="2.603cm" svg:x="5.9cm" svg:y="8.9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.3cm" svg:y1="14.2cm" svg:x2="5.9cm" svg:y2="10.201cm" draw:start-shape="id22" draw:start-glue-point="0" draw:end-shape="id26" draw:end-glue-point="3" svg:d="M3300 14200v-3999h2600" svg:viewBox="0 0 2601 4000">
          <text:p/>
        </draw:connector>
        <draw:connector draw:style-name="gr5" draw:text-style-name="P3" draw:layer="layout" svg:x1="10.894cm" svg:y1="14.201cm" svg:x2="8.494cm" svg:y2="10.201cm" draw:start-shape="id23" draw:start-glue-point="0" draw:end-shape="id26" draw:end-glue-point="1" svg:d="M10894 14201v-4000h-2400" svg:viewBox="0 0 2401 4001">
          <text:p/>
        </draw:connector>
        <draw:custom-shape draw:style-name="gr3" draw:text-style-name="P3" xml:id="id27" draw:id="id27" draw:layer="layout" svg:width="2.594cm" svg:height="2.603cm" svg:x="19.8cm" svg:y="8.9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2cm" svg:y1="14.201cm" svg:x2="19.8cm" svg:y2="10.202cm" draw:end-shape="id27" draw:end-glue-point="3" svg:d="M17200 14201h1050v-3999h1550" svg:viewBox="0 0 2601 4000">
          <text:p/>
        </draw:connector>
        <draw:connector draw:style-name="gr5" draw:text-style-name="P3" draw:layer="layout" svg:x1="24.794cm" svg:y1="14.202cm" svg:x2="22.394cm" svg:y2="10.202cm" draw:end-shape="id27" draw:end-glue-point="1" svg:d="M24794 14202h-949v-4000h-1451" svg:viewBox="0 0 2401 4001">
          <text:p/>
        </draw:connector>
        <draw:custom-shape draw:style-name="gr3" draw:text-style-name="P3" xml:id="id28" draw:id="id28" draw:layer="layout" svg:width="5.089cm" svg:height="2.603cm" svg:x="11.802cm" svg:y="3.6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7cm" svg:y1="8.902cm" svg:x2="11.802cm" svg:y2="4.903cm" draw:end-shape="id28" draw:end-glue-point="3" svg:d="M6700 8902h2300v-3999h2802" svg:viewBox="0 0 5103 4000">
          <text:p/>
        </draw:connector>
        <draw:connector draw:style-name="gr5" draw:text-style-name="P3" draw:layer="layout" svg:x1="21.6cm" svg:y1="8.903cm" svg:x2="16.891cm" svg:y2="4.903cm" draw:end-shape="id28" draw:end-glue-point="1" svg:d="M21600 8903h-2104v-4000h-2605" svg:viewBox="0 0 4710 4001">
          <text:p/>
        </draw:connector>
      </draw:page>
      <draw:page draw:name="page6" draw:style-name="dp1" draw:master-page-name="標準">
        <draw:frame draw:style-name="gr10" draw:text-style-name="P2" draw:layer="layout" svg:width="7.047cm" svg:height="1.098cm" svg:x="11.406cm" svg:y="1.502cm">
          <draw:text-box>
            <text:p><text:span text:style-name="T2">掛け算トーナメント</text:span></text:p>
          </draw:text-box>
        </draw:frame>
        <draw:custom-shape draw:style-name="gr3" draw:text-style-name="P3" xml:id="id29" draw:id="id29" draw:layer="layout" svg:width="1.8cm" svg:height="1.8cm" svg:x="2.4cm" svg:y="14.2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25.428cm" svg:height="1.276cm" svg:x="1.2cm" svg:y="17.924cm">
          <draw:text-box>
            <text:p><text:span text:style-name="T3">1 <text:s text:c="11"/>1 <text:s text:c="11"/>2 <text:s text:c="11"/>2 <text:s text:c="10"/>3 <text:s text:c="12"/>2 <text:s text:c="10"/>4 <text:s text:c="10"/>2</text:span></text:p>
          </draw:text-box>
        </draw:frame>
        <draw:connector draw:style-name="gr5" draw:text-style-name="P3" draw:layer="layout" svg:x1="1.705cm" svg:y1="17.707cm" svg:x2="2.4cm" svg:y2="15.1cm" draw:end-shape="id29" draw:end-glue-point="3" svg:d="M1705 17707h97v-2607h598" svg:viewBox="0 0 696 2608">
          <text:p/>
        </draw:connector>
        <draw:connector draw:style-name="gr5" draw:text-style-name="P3" draw:layer="layout" svg:x1="5.419cm" svg:y1="17.783cm" svg:x2="4.2cm" svg:y2="15.1cm" draw:end-shape="id29" draw:end-glue-point="1" svg:d="M5419 17783h-359v-2683h-860" svg:viewBox="0 0 1220 2684">
          <text:p/>
        </draw:connector>
        <draw:custom-shape draw:style-name="gr3" draw:text-style-name="P3" xml:id="id30" draw:id="id30" draw:layer="layout" svg:width="1.8cm" svg:height="1.8cm" svg:x="9.994cm" svg:y="14.2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299cm" svg:y1="17.708cm" svg:x2="9.994cm" svg:y2="15.101cm" draw:end-shape="id30" draw:end-glue-point="3" svg:d="M9299 17708h97v-2607h598" svg:viewBox="0 0 696 2608">
          <text:p/>
        </draw:connector>
        <draw:connector draw:style-name="gr5" draw:text-style-name="P3" draw:layer="layout" svg:x1="13.013cm" svg:y1="17.784cm" svg:x2="11.794cm" svg:y2="15.101cm" draw:end-shape="id30" draw:end-glue-point="1" svg:d="M13013 17784h-359v-2683h-860" svg:viewBox="0 0 1220 2684">
          <text:p/>
        </draw:connector>
        <draw:custom-shape draw:style-name="gr3" draw:text-style-name="P3" xml:id="id31" draw:id="id31" draw:layer="layout" svg:width="1.8cm" svg:height="1.8cm" svg:x="16.994cm" svg:y="14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6.299cm" svg:y1="17.709cm" svg:x2="16.994cm" svg:y2="15.102cm" draw:end-shape="id31" draw:end-glue-point="3" svg:d="M16299 17709h97v-2607h598" svg:viewBox="0 0 696 2608">
          <text:p/>
        </draw:connector>
        <draw:connector draw:style-name="gr5" draw:text-style-name="P3" draw:layer="layout" svg:x1="20.013cm" svg:y1="17.785cm" svg:x2="18.794cm" svg:y2="15.102cm" draw:end-shape="id31" draw:end-glue-point="1" svg:d="M20013 17785h-359v-2683h-860" svg:viewBox="0 0 1220 2684">
          <text:p/>
        </draw:connector>
        <draw:custom-shape draw:style-name="gr3" draw:text-style-name="P3" xml:id="id32" draw:id="id32" draw:layer="layout" svg:width="1.8cm" svg:height="1.8cm" svg:x="23.494cm" svg:y="14.203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2.799cm" svg:y1="17.71cm" svg:x2="23.494cm" svg:y2="15.103cm" draw:end-shape="id32" draw:end-glue-point="3" svg:d="M22799 17710h97v-2607h598" svg:viewBox="0 0 696 2608">
          <text:p/>
        </draw:connector>
        <draw:connector draw:style-name="gr5" draw:text-style-name="P3" draw:layer="layout" svg:x1="26.513cm" svg:y1="17.786cm" svg:x2="25.294cm" svg:y2="15.103cm" draw:end-shape="id32" draw:end-glue-point="1" svg:d="M26513 17786h-359v-2683h-860" svg:viewBox="0 0 1220 2684">
          <text:p/>
        </draw:connector>
        <draw:custom-shape draw:style-name="gr3" draw:text-style-name="P3" xml:id="id33" draw:id="id33" draw:layer="layout" svg:width="2.594cm" svg:height="2.603cm" svg:x="5.9cm" svg:y="8.9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.3cm" svg:y1="14.2cm" svg:x2="5.9cm" svg:y2="10.201cm" draw:start-shape="id29" draw:start-glue-point="0" draw:end-shape="id33" draw:end-glue-point="3" svg:d="M3300 14200v-3999h2600" svg:viewBox="0 0 2601 4000">
          <text:p/>
        </draw:connector>
        <draw:connector draw:style-name="gr5" draw:text-style-name="P3" draw:layer="layout" svg:x1="10.894cm" svg:y1="14.201cm" svg:x2="8.494cm" svg:y2="10.201cm" draw:start-shape="id30" draw:start-glue-point="0" draw:end-shape="id33" draw:end-glue-point="1" svg:d="M10894 14201v-4000h-2400" svg:viewBox="0 0 2401 4001">
          <text:p/>
        </draw:connector>
        <draw:custom-shape draw:style-name="gr3" draw:text-style-name="P3" xml:id="id34" draw:id="id34" draw:layer="layout" svg:width="2.594cm" svg:height="2.603cm" svg:x="19.8cm" svg:y="8.9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2cm" svg:y1="14.201cm" svg:x2="19.8cm" svg:y2="10.202cm" draw:end-shape="id34" draw:end-glue-point="3" svg:d="M17200 14201h1050v-3999h1550" svg:viewBox="0 0 2601 4000">
          <text:p/>
        </draw:connector>
        <draw:connector draw:style-name="gr5" draw:text-style-name="P3" draw:layer="layout" svg:x1="24.794cm" svg:y1="14.202cm" svg:x2="22.394cm" svg:y2="10.202cm" draw:end-shape="id34" draw:end-glue-point="1" svg:d="M24794 14202h-949v-4000h-1451" svg:viewBox="0 0 2401 4001">
          <text:p/>
        </draw:connector>
        <draw:custom-shape draw:style-name="gr3" draw:text-style-name="P3" xml:id="id35" draw:id="id35" draw:layer="layout" svg:width="5.089cm" svg:height="2.603cm" svg:x="11.802cm" svg:y="3.6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7cm" svg:y1="8.902cm" svg:x2="11.802cm" svg:y2="4.903cm" draw:end-shape="id35" draw:end-glue-point="3" svg:d="M6700 8902h2300v-3999h2802" svg:viewBox="0 0 5103 4000">
          <text:p/>
        </draw:connector>
        <draw:connector draw:style-name="gr5" draw:text-style-name="P3" draw:layer="layout" svg:x1="21.6cm" svg:y1="8.903cm" svg:x2="16.891cm" svg:y2="4.903cm" draw:end-shape="id35" draw:end-glue-point="1" svg:d="M21600 8903h-2104v-4000h-2605" svg:viewBox="0 0 4710 4001">
          <text:p/>
        </draw:connector>
      </draw:page>
      <draw:page draw:name="page7" draw:style-name="dp1" draw:master-page-name="標準">
        <draw:frame draw:style-name="gr12" draw:text-style-name="P2" draw:layer="layout" svg:width="7.11cm" svg:height="1.098cm" svg:x="11.406cm" svg:y="1.502cm">
          <draw:text-box>
            <text:p><text:span text:style-name="T2">しりとりトーナメント</text:span></text:p>
          </draw:text-box>
        </draw:frame>
        <draw:custom-shape draw:style-name="gr3" draw:text-style-name="P3" xml:id="id36" draw:id="id36" draw:layer="layout" svg:width="4cm" svg:height="1.8cm" svg:x="1.6cm" svg:y="14.2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26.821cm" svg:height="0.814cm" svg:x="1.2cm" svg:y="17.924cm">
          <draw:text-box>
            <text:p><text:span text:style-name="T4">ちょう　　　 　たぬき <text:s text:c="5"/>　 　　 ほんや <text:s/>　　 <text:s text:c="8"/>もも　　　　　　ミジンコ　　　　マントヒヒ　　　コアラ　　パイナップル</text:span></text:p>
          </draw:text-box>
        </draw:frame>
        <draw:connector draw:style-name="gr5" draw:text-style-name="P3" draw:layer="layout" svg:x1="1.705cm" svg:y1="17.707cm" svg:x2="1.6cm" svg:y2="15.1cm" draw:end-shape="id36" draw:end-glue-point="3" svg:d="M1705 17707h-606v-2607h501" svg:viewBox="0 0 607 2608">
          <text:p/>
        </draw:connector>
        <draw:connector draw:style-name="gr5" draw:text-style-name="P3" draw:layer="layout" svg:x1="5.419cm" svg:y1="17.783cm" svg:x2="5.6cm" svg:y2="15.1cm" draw:end-shape="id36" draw:end-glue-point="1" svg:d="M5419 17783h682v-2683h-501" svg:viewBox="0 0 683 2684">
          <text:p/>
        </draw:connector>
        <draw:custom-shape draw:style-name="gr3" draw:text-style-name="P3" xml:id="id37" draw:id="id37" draw:layer="layout" svg:width="4.4cm" svg:height="1.8cm" svg:x="8.9cm" svg:y="14.2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299cm" svg:y1="17.708cm" svg:x2="8.9cm" svg:y2="15.101cm" draw:end-shape="id37" draw:end-glue-point="3" svg:d="M9299 17708h-900v-2607h501" svg:viewBox="0 0 901 2608">
          <text:p/>
        </draw:connector>
        <draw:connector draw:style-name="gr5" draw:text-style-name="P3" draw:layer="layout" svg:x1="13.013cm" svg:y1="17.784cm" svg:x2="13.3cm" svg:y2="15.101cm" draw:end-shape="id37" draw:end-glue-point="1" svg:d="M13013 17784h788v-2683h-501" svg:viewBox="0 0 789 2684">
          <text:p/>
        </draw:connector>
        <draw:custom-shape draw:style-name="gr3" draw:text-style-name="P3" xml:id="id38" draw:id="id38" draw:layer="layout" svg:width="3.5cm" svg:height="1.8cm" svg:x="16.2cm" svg:y="14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6.299cm" svg:y1="17.709cm" svg:x2="16.2cm" svg:y2="15.102cm" draw:end-shape="id38" draw:end-glue-point="3" svg:d="M16299 17709h-600v-2607h501" svg:viewBox="0 0 601 2608">
          <text:p/>
        </draw:connector>
        <draw:connector draw:style-name="gr5" draw:text-style-name="P3" draw:layer="layout" svg:x1="20.013cm" svg:y1="17.785cm" svg:x2="19.7cm" svg:y2="15.102cm" draw:end-shape="id38" draw:end-glue-point="1" svg:d="M20013 17785h188v-2683h-501" svg:viewBox="0 0 502 2684">
          <text:p/>
        </draw:connector>
        <draw:custom-shape draw:style-name="gr3" draw:text-style-name="P3" xml:id="id39" draw:id="id39" draw:layer="layout" svg:width="3.7cm" svg:height="1.8cm" svg:x="22.9cm" svg:y="14.203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2.799cm" svg:y1="17.71cm" svg:x2="22.9cm" svg:y2="15.103cm" draw:end-shape="id39" draw:end-glue-point="3" svg:d="M22799 17710h-400v-2607h501" svg:viewBox="0 0 502 2608">
          <text:p/>
        </draw:connector>
        <draw:connector draw:style-name="gr5" draw:text-style-name="P3" draw:layer="layout" svg:x1="26.513cm" svg:y1="17.786cm" svg:x2="26.6cm" svg:y2="15.103cm" draw:end-shape="id39" draw:end-glue-point="1" svg:d="M26513 17786h588v-2683h-501" svg:viewBox="0 0 589 2684">
          <text:p/>
        </draw:connector>
        <draw:custom-shape draw:style-name="gr3" draw:text-style-name="P3" xml:id="id40" draw:id="id40" draw:layer="layout" svg:width="5.1cm" svg:height="2.603cm" svg:x="4.8cm" svg:y="8.9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.6cm" svg:y1="14.2cm" svg:x2="4.8cm" svg:y2="10.201cm" draw:start-shape="id36" draw:start-glue-point="0" draw:end-shape="id40" draw:end-glue-point="3" svg:d="M3600 14200v-3999h1200" svg:viewBox="0 0 1201 4000">
          <text:p/>
        </draw:connector>
        <draw:connector draw:style-name="gr5" draw:text-style-name="P3" draw:layer="layout" svg:x1="11.1cm" svg:y1="14.201cm" svg:x2="9.9cm" svg:y2="10.201cm" draw:start-shape="id37" draw:start-glue-point="0" draw:end-shape="id40" draw:end-glue-point="1" svg:d="M11100 14201v-4000h-1200" svg:viewBox="0 0 1201 4001">
          <text:p/>
        </draw:connector>
        <draw:custom-shape draw:style-name="gr3" draw:text-style-name="P3" xml:id="id41" draw:id="id41" draw:layer="layout" svg:width="4.3cm" svg:height="2.603cm" svg:x="18.9cm" svg:y="8.9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2cm" svg:y1="14.201cm" svg:x2="18.9cm" svg:y2="10.202cm" draw:end-shape="id41" draw:end-glue-point="3" svg:d="M17200 14201h600v-3999h1100" svg:viewBox="0 0 1701 4000">
          <text:p/>
        </draw:connector>
        <draw:connector draw:style-name="gr5" draw:text-style-name="P3" draw:layer="layout" svg:x1="24.794cm" svg:y1="14.202cm" svg:x2="23.2cm" svg:y2="10.202cm" draw:end-shape="id41" draw:end-glue-point="1" svg:d="M24794 14202h-546v-4000h-1048" svg:viewBox="0 0 1595 4001">
          <text:p/>
        </draw:connector>
        <draw:custom-shape draw:style-name="gr3" draw:text-style-name="P3" xml:id="id42" draw:id="id42" draw:layer="layout" svg:width="5.089cm" svg:height="2.603cm" svg:x="11.802cm" svg:y="3.6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7cm" svg:y1="8.902cm" svg:x2="11.802cm" svg:y2="4.903cm" draw:end-shape="id42" draw:end-glue-point="3" svg:d="M6700 8902h2300v-3999h2802" svg:viewBox="0 0 5103 4000">
          <text:p/>
        </draw:connector>
        <draw:connector draw:style-name="gr5" draw:text-style-name="P3" draw:layer="layout" svg:x1="21.6cm" svg:y1="8.903cm" svg:x2="16.891cm" svg:y2="4.903cm" draw:end-shape="id42" draw:end-glue-point="1" svg:d="M21600 8903h-2104v-4000h-2605" svg:viewBox="0 0 4710 4001">
          <text:p/>
        </draw:connector>
      </draw:page>
      <draw:page draw:name="page8" draw:style-name="dp1" draw:master-page-name="標準">
        <draw:frame draw:style-name="gr14" draw:text-style-name="P2" draw:layer="layout" svg:width="10.171cm" svg:height="1.098cm" svg:x="11.406cm" svg:y="1.502cm">
          <draw:text-box>
            <text:p><text:span text:style-name="T2">しりとりトーナメント（こたえ）</text:span></text:p>
          </draw:text-box>
        </draw:frame>
        <draw:custom-shape draw:style-name="gr3" draw:text-style-name="P3" xml:id="id43" draw:id="id43" draw:layer="layout" svg:width="1.8cm" svg:height="1.8cm" svg:x="2.4cm" svg:y="14.2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26.821cm" svg:height="0.814cm" svg:x="1.2cm" svg:y="17.924cm">
          <draw:text-box>
            <text:p><text:span text:style-name="T4">ちょう　　　 　たぬき <text:s text:c="5"/>　 　　 ほんや <text:s/>　　 <text:s text:c="8"/>もも　　　　　　ミジンコ　　　　マントヒヒ　　　コアラ　　パイナップル</text:span></text:p>
          </draw:text-box>
        </draw:frame>
        <draw:connector draw:style-name="gr5" draw:text-style-name="P3" draw:layer="layout" svg:x1="1.705cm" svg:y1="17.707cm" svg:x2="2.4cm" svg:y2="15.1cm" draw:end-shape="id43" draw:end-glue-point="3" svg:d="M1705 17707h97v-2607h598" svg:viewBox="0 0 696 2608">
          <text:p/>
        </draw:connector>
        <draw:connector draw:style-name="gr5" draw:text-style-name="P3" draw:layer="layout" svg:x1="5.419cm" svg:y1="17.783cm" svg:x2="4.2cm" svg:y2="15.1cm" draw:end-shape="id43" draw:end-glue-point="1" svg:d="M5419 17783h-359v-2683h-860" svg:viewBox="0 0 1220 2684">
          <text:p/>
        </draw:connector>
        <draw:custom-shape draw:style-name="gr3" draw:text-style-name="P3" xml:id="id44" draw:id="id44" draw:layer="layout" svg:width="1.8cm" svg:height="1.8cm" svg:x="9.994cm" svg:y="14.2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299cm" svg:y1="17.708cm" svg:x2="9.994cm" svg:y2="15.101cm" draw:end-shape="id44" draw:end-glue-point="3" svg:d="M9299 17708h97v-2607h598" svg:viewBox="0 0 696 2608">
          <text:p/>
        </draw:connector>
        <draw:connector draw:style-name="gr5" draw:text-style-name="P3" draw:layer="layout" svg:x1="13.013cm" svg:y1="17.784cm" svg:x2="11.794cm" svg:y2="15.101cm" draw:end-shape="id44" draw:end-glue-point="1" svg:d="M13013 17784h-359v-2683h-860" svg:viewBox="0 0 1220 2684">
          <text:p/>
        </draw:connector>
        <draw:custom-shape draw:style-name="gr3" draw:text-style-name="P3" xml:id="id45" draw:id="id45" draw:layer="layout" svg:width="1.8cm" svg:height="1.8cm" svg:x="16.994cm" svg:y="14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6.299cm" svg:y1="17.709cm" svg:x2="16.994cm" svg:y2="15.102cm" draw:end-shape="id45" draw:end-glue-point="3" svg:d="M16299 17709h97v-2607h598" svg:viewBox="0 0 696 2608">
          <text:p/>
        </draw:connector>
        <draw:connector draw:style-name="gr5" draw:text-style-name="P3" draw:layer="layout" svg:x1="20.013cm" svg:y1="17.785cm" svg:x2="18.794cm" svg:y2="15.102cm" draw:end-shape="id45" draw:end-glue-point="1" svg:d="M20013 17785h-359v-2683h-860" svg:viewBox="0 0 1220 2684">
          <text:p/>
        </draw:connector>
        <draw:custom-shape draw:style-name="gr3" draw:text-style-name="P3" xml:id="id46" draw:id="id46" draw:layer="layout" svg:width="1.8cm" svg:height="1.8cm" svg:x="23.494cm" svg:y="14.203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2.799cm" svg:y1="17.71cm" svg:x2="23.494cm" svg:y2="15.103cm" draw:end-shape="id46" draw:end-glue-point="3" svg:d="M22799 17710h97v-2607h598" svg:viewBox="0 0 696 2608">
          <text:p/>
        </draw:connector>
        <draw:connector draw:style-name="gr5" draw:text-style-name="P3" draw:layer="layout" svg:x1="26.513cm" svg:y1="17.786cm" svg:x2="25.294cm" svg:y2="15.103cm" draw:end-shape="id46" draw:end-glue-point="1" svg:d="M26513 17786h-359v-2683h-860" svg:viewBox="0 0 1220 2684">
          <text:p/>
        </draw:connector>
        <draw:custom-shape draw:style-name="gr3" draw:text-style-name="P3" xml:id="id47" draw:id="id47" draw:layer="layout" svg:width="2.594cm" svg:height="2.603cm" svg:x="5.9cm" svg:y="8.9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.3cm" svg:y1="14.2cm" svg:x2="5.9cm" svg:y2="10.201cm" draw:start-shape="id43" draw:start-glue-point="0" draw:end-shape="id47" draw:end-glue-point="3" svg:d="M3300 14200v-3999h2600" svg:viewBox="0 0 2601 4000">
          <text:p/>
        </draw:connector>
        <draw:connector draw:style-name="gr5" draw:text-style-name="P3" draw:layer="layout" svg:x1="10.894cm" svg:y1="14.201cm" svg:x2="8.494cm" svg:y2="10.201cm" draw:start-shape="id44" draw:start-glue-point="0" draw:end-shape="id47" draw:end-glue-point="1" svg:d="M10894 14201v-4000h-2400" svg:viewBox="0 0 2401 4001">
          <text:p/>
        </draw:connector>
        <draw:custom-shape draw:style-name="gr3" draw:text-style-name="P3" xml:id="id48" draw:id="id48" draw:layer="layout" svg:width="2.594cm" svg:height="2.603cm" svg:x="19.8cm" svg:y="8.9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2cm" svg:y1="14.201cm" svg:x2="19.8cm" svg:y2="10.202cm" draw:end-shape="id48" draw:end-glue-point="3" svg:d="M17200 14201h1050v-3999h1550" svg:viewBox="0 0 2601 4000">
          <text:p/>
        </draw:connector>
        <draw:connector draw:style-name="gr5" draw:text-style-name="P3" draw:layer="layout" svg:x1="24.794cm" svg:y1="14.202cm" svg:x2="22.394cm" svg:y2="10.202cm" draw:end-shape="id48" draw:end-glue-point="1" svg:d="M24794 14202h-949v-4000h-1451" svg:viewBox="0 0 2401 4001">
          <text:p/>
        </draw:connector>
        <draw:custom-shape draw:style-name="gr3" draw:text-style-name="P3" xml:id="id49" draw:id="id49" draw:layer="layout" svg:width="5.089cm" svg:height="2.603cm" svg:x="11.802cm" svg:y="3.6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7cm" svg:y1="8.902cm" svg:x2="11.802cm" svg:y2="4.903cm" draw:end-shape="id49" draw:end-glue-point="3" svg:d="M6700 8902h2300v-3999h2802" svg:viewBox="0 0 5103 4000">
          <text:p/>
        </draw:connector>
        <draw:connector draw:style-name="gr5" draw:text-style-name="P3" draw:layer="layout" svg:x1="21.6cm" svg:y1="8.903cm" svg:x2="16.891cm" svg:y2="4.903cm" draw:end-shape="id49" draw:end-glue-point="1" svg:d="M21600 8903h-2104v-4000h-2605" svg:viewBox="0 0 4710 4001">
          <text:p/>
        </draw:connector>
        <draw:frame draw:style-name="gr15" draw:text-style-name="P6" draw:layer="layout" svg:width="1.704cm" svg:height="0.886cm" svg:x="13.7cm" svg:y="4.7cm">
          <draw:text-box>
            <text:p>やま</text:p>
          </draw:text-box>
        </draw:frame>
        <draw:frame draw:style-name="gr16" draw:text-style-name="P6" draw:layer="layout" svg:width="2.136cm" svg:height="0.886cm" svg:x="6.164cm" svg:y="9.9cm">
          <draw:text-box>
            <text:p>タイヤ</text:p>
          </draw:text-box>
        </draw:frame>
        <draw:frame draw:style-name="gr17" draw:text-style-name="P6" draw:layer="layout" svg:width="1.954cm" svg:height="0.886cm" svg:x="20.146cm" svg:y="9.7cm">
          <draw:text-box>
            <text:p>まくら</text:p>
          </draw:text-box>
        </draw:frame>
        <draw:frame draw:style-name="gr18" draw:text-style-name="P6" draw:layer="layout" svg:width="2.161cm" svg:height="0.886cm" svg:x="23.3cm" svg:y="14.814cm">
          <draw:text-box>
            <text:p>らっぱ</text:p>
          </draw:text-box>
        </draw:frame>
        <draw:frame draw:style-name="gr19" draw:text-style-name="P6" draw:layer="layout" svg:width="1.577cm" svg:height="0.886cm" svg:x="17.1cm" svg:y="14.9cm">
          <draw:text-box>
            <text:p>こま</text:p>
          </draw:text-box>
        </draw:frame>
        <draw:frame draw:style-name="gr20" draw:text-style-name="P6" draw:layer="layout" svg:width="2.788cm" svg:height="0.886cm" svg:x="9.712cm" svg:y="15cm">
          <draw:text-box>
            <text:p>やきいも</text:p>
          </draw:text-box>
        </draw:frame>
        <draw:frame draw:style-name="gr21" draw:text-style-name="P6" draw:layer="layout" svg:width="1.535cm" svg:height="0.986cm" svg:x="2.4cm" svg:y="14.714cm">
          <draw:text-box>
            <text:p>うた</text:p>
          </draw:text-box>
        </draw:frame>
      </draw:page>
      <draw:page draw:name="page9" draw:style-name="dp1" draw:master-page-name="標準">
        <draw:frame draw:style-name="gr22" draw:text-style-name="P2" draw:layer="layout" svg:width="8.588cm" svg:height="1.098cm" svg:x="11.406cm" svg:y="1.502cm">
          <draw:text-box>
            <text:p><text:span text:style-name="T2">漢字と熟語トーナメント</text:span></text:p>
          </draw:text-box>
        </draw:frame>
        <draw:custom-shape draw:style-name="gr3" draw:text-style-name="P3" xml:id="id50" draw:id="id50" draw:layer="layout" svg:width="4cm" svg:height="1.8cm" svg:x="1.6cm" svg:y="14.2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25.601cm" svg:height="0.814cm" svg:x="1.2cm" svg:y="17.924cm">
          <draw:text-box>
            <text:p><text:span text:style-name="T4">口　　　　　　　　　一　　　　　　　　口　　　　　　　　　　二　　　　　　１　　　　　　　　　３　　　　　　兎　 <text:s text:c="14"/>＾　</text:span></text:p>
          </draw:text-box>
        </draw:frame>
        <draw:connector draw:style-name="gr5" draw:text-style-name="P3" draw:layer="layout" svg:x1="1.705cm" svg:y1="17.707cm" svg:x2="1.6cm" svg:y2="15.1cm" draw:end-shape="id50" draw:end-glue-point="3" svg:d="M1705 17707h-606v-2607h501" svg:viewBox="0 0 607 2608">
          <text:p/>
        </draw:connector>
        <draw:connector draw:style-name="gr5" draw:text-style-name="P3" draw:layer="layout" svg:x1="5.419cm" svg:y1="17.783cm" svg:x2="5.6cm" svg:y2="15.1cm" draw:end-shape="id50" draw:end-glue-point="1" svg:d="M5419 17783h682v-2683h-501" svg:viewBox="0 0 683 2684">
          <text:p/>
        </draw:connector>
        <draw:custom-shape draw:style-name="gr3" draw:text-style-name="P3" xml:id="id51" draw:id="id51" draw:layer="layout" svg:width="4.4cm" svg:height="1.8cm" svg:x="8.9cm" svg:y="14.2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299cm" svg:y1="17.708cm" svg:x2="8.9cm" svg:y2="15.101cm" draw:end-shape="id51" draw:end-glue-point="3" svg:d="M9299 17708h-900v-2607h501" svg:viewBox="0 0 901 2608">
          <text:p/>
        </draw:connector>
        <draw:connector draw:style-name="gr5" draw:text-style-name="P3" draw:layer="layout" svg:x1="13.013cm" svg:y1="17.784cm" svg:x2="13.3cm" svg:y2="15.101cm" draw:end-shape="id51" draw:end-glue-point="1" svg:d="M13013 17784h788v-2683h-501" svg:viewBox="0 0 789 2684">
          <text:p/>
        </draw:connector>
        <draw:custom-shape draw:style-name="gr3" draw:text-style-name="P3" xml:id="id52" draw:id="id52" draw:layer="layout" svg:width="3.5cm" svg:height="1.8cm" svg:x="16.2cm" svg:y="14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6.299cm" svg:y1="17.709cm" svg:x2="16.2cm" svg:y2="15.102cm" draw:end-shape="id52" draw:end-glue-point="3" svg:d="M16299 17709h-600v-2607h501" svg:viewBox="0 0 601 2608">
          <text:p/>
        </draw:connector>
        <draw:connector draw:style-name="gr5" draw:text-style-name="P3" draw:layer="layout" svg:x1="20.013cm" svg:y1="17.785cm" svg:x2="19.7cm" svg:y2="15.102cm" draw:end-shape="id52" draw:end-glue-point="1" svg:d="M20013 17785h188v-2683h-501" svg:viewBox="0 0 502 2684">
          <text:p/>
        </draw:connector>
        <draw:custom-shape draw:style-name="gr3" draw:text-style-name="P3" xml:id="id53" draw:id="id53" draw:layer="layout" svg:width="3.7cm" svg:height="1.8cm" svg:x="22.9cm" svg:y="14.203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2.799cm" svg:y1="17.71cm" svg:x2="22.9cm" svg:y2="15.103cm" draw:end-shape="id53" draw:end-glue-point="3" svg:d="M22799 17710h-400v-2607h501" svg:viewBox="0 0 502 2608">
          <text:p/>
        </draw:connector>
        <draw:connector draw:style-name="gr5" draw:text-style-name="P3" draw:layer="layout" svg:x1="26.513cm" svg:y1="17.786cm" svg:x2="26.6cm" svg:y2="15.103cm" draw:end-shape="id53" draw:end-glue-point="1" svg:d="M26513 17786h588v-2683h-501" svg:viewBox="0 0 589 2684">
          <text:p/>
        </draw:connector>
        <draw:custom-shape draw:style-name="gr3" draw:text-style-name="P3" xml:id="id54" draw:id="id54" draw:layer="layout" svg:width="5.1cm" svg:height="2.603cm" svg:x="4.8cm" svg:y="8.9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.6cm" svg:y1="14.2cm" svg:x2="4.8cm" svg:y2="10.201cm" draw:start-shape="id50" draw:start-glue-point="0" draw:end-shape="id54" draw:end-glue-point="3" svg:d="M3600 14200v-3999h1200" svg:viewBox="0 0 1201 4000">
          <text:p/>
        </draw:connector>
        <draw:connector draw:style-name="gr5" draw:text-style-name="P3" draw:layer="layout" svg:x1="11.1cm" svg:y1="14.201cm" svg:x2="9.9cm" svg:y2="10.201cm" draw:start-shape="id51" draw:start-glue-point="0" draw:end-shape="id54" draw:end-glue-point="1" svg:d="M11100 14201v-4000h-1200" svg:viewBox="0 0 1201 4001">
          <text:p/>
        </draw:connector>
        <draw:custom-shape draw:style-name="gr3" draw:text-style-name="P3" xml:id="id55" draw:id="id55" draw:layer="layout" svg:width="4.3cm" svg:height="2.603cm" svg:x="18.9cm" svg:y="8.9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2cm" svg:y1="14.201cm" svg:x2="18.9cm" svg:y2="10.202cm" draw:end-shape="id55" draw:end-glue-point="3" svg:d="M17200 14201h600v-3999h1100" svg:viewBox="0 0 1701 4000">
          <text:p/>
        </draw:connector>
        <draw:connector draw:style-name="gr5" draw:text-style-name="P3" draw:layer="layout" svg:x1="24.794cm" svg:y1="14.202cm" svg:x2="23.2cm" svg:y2="10.202cm" draw:end-shape="id55" draw:end-glue-point="1" svg:d="M24794 14202h-546v-4000h-1048" svg:viewBox="0 0 1595 4001">
          <text:p/>
        </draw:connector>
        <draw:custom-shape draw:style-name="gr3" draw:text-style-name="P3" xml:id="id56" draw:id="id56" draw:layer="layout" svg:width="5.089cm" svg:height="2.603cm" svg:x="11.802cm" svg:y="3.6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7cm" svg:y1="8.902cm" svg:x2="11.802cm" svg:y2="4.903cm" draw:end-shape="id56" draw:end-glue-point="3" svg:d="M6700 8902h2300v-3999h2802" svg:viewBox="0 0 5103 4000">
          <text:p/>
        </draw:connector>
        <draw:connector draw:style-name="gr5" draw:text-style-name="P3" draw:layer="layout" svg:x1="21.6cm" svg:y1="8.903cm" svg:x2="16.891cm" svg:y2="4.903cm" draw:end-shape="id56" draw:end-glue-point="1" svg:d="M21600 8903h-2104v-4000h-2605" svg:viewBox="0 0 4710 4001">
          <text:p/>
        </draw:connector>
      </draw:page>
      <draw:page draw:name="page10" draw:style-name="dp1" draw:master-page-name="標準">
        <draw:frame draw:style-name="gr22" draw:text-style-name="P2" draw:layer="layout" svg:width="11.365cm" svg:height="1.098cm" svg:x="11.406cm" svg:y="1.502cm">
          <draw:text-box>
            <text:p><text:span text:style-name="T2">漢字と熟語トーナメント　こたえ</text:span></text:p>
          </draw:text-box>
        </draw:frame>
        <draw:custom-shape draw:style-name="gr24" draw:text-style-name="P3" xml:id="id57" draw:id="id57" draw:layer="layout" svg:width="4cm" svg:height="1.8cm" svg:x="1.6cm" svg:y="14.2cm">
          <text:p text:style-name="P3">日</text:p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25.601cm" svg:height="0.814cm" svg:x="1.2cm" svg:y="17.924cm">
          <draw:text-box>
            <text:p><text:span text:style-name="T4">口　　　　　　　　　一　　　　　　　　口　　　　　　　　　　二　　　　　　１　　　　　　　　　３　　　　　　兎　 <text:s text:c="14"/>＾　</text:span></text:p>
          </draw:text-box>
        </draw:frame>
        <draw:connector draw:style-name="gr5" draw:text-style-name="P3" draw:layer="layout" svg:x1="1.705cm" svg:y1="17.707cm" svg:x2="1.6cm" svg:y2="15.1cm" draw:end-shape="id57" draw:end-glue-point="3" svg:d="M1705 17707h-606v-2607h501" svg:viewBox="0 0 607 2608">
          <text:p/>
        </draw:connector>
        <draw:connector draw:style-name="gr5" draw:text-style-name="P3" draw:layer="layout" svg:x1="5.419cm" svg:y1="17.783cm" svg:x2="5.6cm" svg:y2="15.1cm" draw:end-shape="id57" draw:end-glue-point="1" svg:d="M5419 17783h682v-2683h-501" svg:viewBox="0 0 683 2684">
          <text:p/>
        </draw:connector>
        <draw:custom-shape draw:style-name="gr25" draw:text-style-name="P3" xml:id="id58" draw:id="id58" draw:layer="layout" svg:width="4.4cm" svg:height="1.8cm" svg:x="8.9cm" svg:y="14.201cm">
          <text:p text:style-name="P3">目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299cm" svg:y1="17.708cm" svg:x2="8.9cm" svg:y2="15.101cm" draw:end-shape="id58" draw:end-glue-point="3" svg:d="M9299 17708h-900v-2607h501" svg:viewBox="0 0 901 2608">
          <text:p/>
        </draw:connector>
        <draw:connector draw:style-name="gr5" draw:text-style-name="P3" draw:layer="layout" svg:x1="13.013cm" svg:y1="17.784cm" svg:x2="13.3cm" svg:y2="15.101cm" draw:end-shape="id58" draw:end-glue-point="1" svg:d="M13013 17784h788v-2683h-501" svg:viewBox="0 0 789 2684">
          <text:p/>
        </draw:connector>
        <draw:custom-shape draw:style-name="gr26" draw:text-style-name="P3" xml:id="id59" draw:id="id59" draw:layer="layout" svg:width="3.5cm" svg:height="1.8cm" svg:x="16.2cm" svg:y="14.202cm">
          <text:p text:style-name="P3">阝 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6.299cm" svg:y1="17.709cm" svg:x2="16.2cm" svg:y2="15.102cm" draw:end-shape="id59" draw:end-glue-point="3" svg:d="M16299 17709h-600v-2607h501" svg:viewBox="0 0 601 2608">
          <text:p/>
        </draw:connector>
        <draw:connector draw:style-name="gr5" draw:text-style-name="P3" draw:layer="layout" svg:x1="20.013cm" svg:y1="17.785cm" svg:x2="19.7cm" svg:y2="15.102cm" draw:end-shape="id59" draw:end-glue-point="1" svg:d="M20013 17785h188v-2683h-501" svg:viewBox="0 0 502 2684">
          <text:p/>
        </draw:connector>
        <draw:custom-shape draw:style-name="gr27" draw:text-style-name="P3" xml:id="id60" draw:id="id60" draw:layer="layout" svg:width="3.7cm" svg:height="1.8cm" svg:x="22.9cm" svg:y="14.203cm">
          <text:p text:style-name="P3">険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2.799cm" svg:y1="17.71cm" svg:x2="22.9cm" svg:y2="15.103cm" draw:end-shape="id60" draw:end-glue-point="3" svg:d="M22799 17710h-400v-2607h501" svg:viewBox="0 0 502 2608">
          <text:p/>
        </draw:connector>
        <draw:connector draw:style-name="gr5" draw:text-style-name="P3" draw:layer="layout" svg:x1="26.513cm" svg:y1="17.786cm" svg:x2="26.6cm" svg:y2="15.103cm" draw:end-shape="id60" draw:end-glue-point="1" svg:d="M26513 17786h588v-2683h-501" svg:viewBox="0 0 589 2684">
          <text:p/>
        </draw:connector>
        <draw:custom-shape draw:style-name="gr28" draw:text-style-name="P3" xml:id="id61" draw:id="id61" draw:layer="layout" svg:width="5.1cm" svg:height="2.603cm" svg:x="4.8cm" svg:y="8.9cm">
          <text:p text:style-name="P3">冒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.6cm" svg:y1="14.2cm" svg:x2="4.8cm" svg:y2="10.201cm" draw:start-shape="id57" draw:start-glue-point="0" draw:end-shape="id61" draw:end-glue-point="3" svg:d="M3600 14200v-3999h1200" svg:viewBox="0 0 1201 4000">
          <text:p/>
        </draw:connector>
        <draw:connector draw:style-name="gr5" draw:text-style-name="P3" draw:layer="layout" svg:x1="11.1cm" svg:y1="14.201cm" svg:x2="9.9cm" svg:y2="10.201cm" draw:start-shape="id58" draw:start-glue-point="0" draw:end-shape="id61" draw:end-glue-point="1" svg:d="M11100 14201v-4000h-1200" svg:viewBox="0 0 1201 4001">
          <text:p/>
        </draw:connector>
        <draw:custom-shape draw:style-name="gr29" draw:text-style-name="P3" xml:id="id62" draw:id="id62" draw:layer="layout" svg:width="4.3cm" svg:height="2.603cm" svg:x="18.9cm" svg:y="8.901cm">
          <text:p text:style-name="P3">険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2cm" svg:y1="14.201cm" svg:x2="18.9cm" svg:y2="10.202cm" draw:end-shape="id62" draw:end-glue-point="3" svg:d="M17200 14201h600v-3999h1100" svg:viewBox="0 0 1701 4000">
          <text:p/>
        </draw:connector>
        <draw:connector draw:style-name="gr5" draw:text-style-name="P3" draw:layer="layout" svg:x1="24.794cm" svg:y1="14.202cm" svg:x2="23.2cm" svg:y2="10.202cm" draw:end-shape="id62" draw:end-glue-point="1" svg:d="M24794 14202h-546v-4000h-1048" svg:viewBox="0 0 1595 4001">
          <text:p/>
        </draw:connector>
        <draw:custom-shape draw:style-name="gr30" draw:text-style-name="P3" xml:id="id63" draw:id="id63" draw:layer="layout" svg:width="5.089cm" svg:height="2.603cm" svg:x="11.802cm" svg:y="3.602cm">
          <text:p text:style-name="P3">冒険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7cm" svg:y1="8.902cm" svg:x2="11.802cm" svg:y2="4.903cm" draw:end-shape="id63" draw:end-glue-point="3" svg:d="M6700 8902h2300v-3999h2802" svg:viewBox="0 0 5103 4000">
          <text:p/>
        </draw:connector>
        <draw:connector draw:style-name="gr5" draw:text-style-name="P3" draw:layer="layout" svg:x1="21.6cm" svg:y1="8.903cm" svg:x2="16.891cm" svg:y2="4.903cm" draw:end-shape="id63" draw:end-glue-point="1" svg:d="M21600 8903h-2104v-4000h-2605" svg:viewBox="0 0 4710 4001">
          <text:p/>
        </draw:connector>
        <draw:custom-shape draw:style-name="gr31" draw:text-style-name="P3" draw:layer="layout" svg:width="0.5cm" svg:height="1.5cm" svg:x="24.1cm" svg:y="14.2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標準">
        <draw:frame draw:style-name="gr22" draw:text-style-name="P2" draw:layer="layout" svg:width="8.588cm" svg:height="1.098cm" svg:x="11.406cm" svg:y="1.502cm">
          <draw:text-box>
            <text:p><text:span text:style-name="T2">漢字と熟語トーナメント</text:span></text:p>
          </draw:text-box>
        </draw:frame>
        <draw:custom-shape draw:style-name="gr32" draw:text-style-name="P3" xml:id="id64" draw:id="id64" draw:layer="layout" svg:width="4cm" svg:height="1.8cm" svg:x="1.6cm" svg:y="14.2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26.444cm" svg:height="0.814cm" svg:x="1.2cm" svg:y="17.924cm">
          <draw:text-box>
            <text:p><text:span text:style-name="T4">口　　　　　　　　　一　　　　　　　　口　　　　　　　　　　二　　　　　　１　　　　　　　　　３　　　　　　兎　 <text:s text:c="14"/>冒険　</text:span></text:p>
          </draw:text-box>
        </draw:frame>
        <draw:connector draw:style-name="gr5" draw:text-style-name="P3" draw:layer="layout" svg:x1="1.705cm" svg:y1="17.707cm" svg:x2="1.6cm" svg:y2="15.1cm" draw:end-shape="id64" draw:end-glue-point="3" svg:d="M1705 17707h-606v-2607h501" svg:viewBox="0 0 607 2608">
          <text:p/>
        </draw:connector>
        <draw:connector draw:style-name="gr5" draw:text-style-name="P3" draw:layer="layout" svg:x1="5.419cm" svg:y1="17.783cm" svg:x2="5.6cm" svg:y2="15.1cm" draw:end-shape="id64" draw:end-glue-point="1" svg:d="M5419 17783h682v-2683h-501" svg:viewBox="0 0 683 2684">
          <text:p/>
        </draw:connector>
        <draw:custom-shape draw:style-name="gr33" draw:text-style-name="P3" xml:id="id65" draw:id="id65" draw:layer="layout" svg:width="4.4cm" svg:height="1.8cm" svg:x="8.9cm" svg:y="14.2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299cm" svg:y1="17.708cm" svg:x2="8.9cm" svg:y2="15.101cm" draw:end-shape="id65" draw:end-glue-point="3" svg:d="M9299 17708h-900v-2607h501" svg:viewBox="0 0 901 2608">
          <text:p/>
        </draw:connector>
        <draw:connector draw:style-name="gr5" draw:text-style-name="P3" draw:layer="layout" svg:x1="13.013cm" svg:y1="17.784cm" svg:x2="13.3cm" svg:y2="15.101cm" draw:end-shape="id65" draw:end-glue-point="1" svg:d="M13013 17784h788v-2683h-501" svg:viewBox="0 0 789 2684">
          <text:p/>
        </draw:connector>
        <draw:custom-shape draw:style-name="gr34" draw:text-style-name="P3" xml:id="id66" draw:id="id66" draw:layer="layout" svg:width="3.5cm" svg:height="1.8cm" svg:x="16.2cm" svg:y="14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6.299cm" svg:y1="17.709cm" svg:x2="16.2cm" svg:y2="15.102cm" draw:end-shape="id66" draw:end-glue-point="3" svg:d="M16299 17709h-600v-2607h501" svg:viewBox="0 0 601 2608">
          <text:p/>
        </draw:connector>
        <draw:connector draw:style-name="gr5" draw:text-style-name="P3" draw:layer="layout" svg:x1="20.013cm" svg:y1="17.785cm" svg:x2="19.7cm" svg:y2="15.102cm" draw:end-shape="id66" draw:end-glue-point="1" svg:d="M20013 17785h188v-2683h-501" svg:viewBox="0 0 502 2684">
          <text:p/>
        </draw:connector>
        <draw:custom-shape draw:style-name="gr35" draw:text-style-name="P3" xml:id="id67" draw:id="id67" draw:layer="layout" svg:width="3.7cm" svg:height="1.8cm" svg:x="22.9cm" svg:y="14.203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2.799cm" svg:y1="17.71cm" svg:x2="22.9cm" svg:y2="15.103cm" draw:end-shape="id67" draw:end-glue-point="3" svg:d="M22799 17710h-400v-2607h501" svg:viewBox="0 0 502 2608">
          <text:p/>
        </draw:connector>
        <draw:connector draw:style-name="gr5" draw:text-style-name="P3" draw:layer="layout" svg:x1="26.513cm" svg:y1="17.786cm" svg:x2="26.6cm" svg:y2="15.103cm" draw:end-shape="id67" draw:end-glue-point="1" svg:d="M26513 17786h588v-2683h-501" svg:viewBox="0 0 589 2684">
          <text:p/>
        </draw:connector>
        <draw:custom-shape draw:style-name="gr36" draw:text-style-name="P3" xml:id="id68" draw:id="id68" draw:layer="layout" svg:width="5.1cm" svg:height="2.603cm" svg:x="4.8cm" svg:y="8.9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.6cm" svg:y1="14.2cm" svg:x2="4.8cm" svg:y2="10.201cm" draw:start-shape="id64" draw:start-glue-point="0" draw:end-shape="id68" draw:end-glue-point="3" svg:d="M3600 14200v-3999h1200" svg:viewBox="0 0 1201 4000">
          <text:p/>
        </draw:connector>
        <draw:connector draw:style-name="gr5" draw:text-style-name="P3" draw:layer="layout" svg:x1="11.1cm" svg:y1="14.201cm" svg:x2="9.9cm" svg:y2="10.201cm" draw:start-shape="id65" draw:start-glue-point="0" draw:end-shape="id68" draw:end-glue-point="1" svg:d="M11100 14201v-4000h-1200" svg:viewBox="0 0 1201 4001">
          <text:p/>
        </draw:connector>
        <draw:custom-shape draw:style-name="gr37" draw:text-style-name="P3" xml:id="id69" draw:id="id69" draw:layer="layout" svg:width="4.3cm" svg:height="2.603cm" svg:x="18.9cm" svg:y="8.9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2cm" svg:y1="14.201cm" svg:x2="18.9cm" svg:y2="10.202cm" draw:end-shape="id69" draw:end-glue-point="3" svg:d="M17200 14201h600v-3999h1100" svg:viewBox="0 0 1701 4000">
          <text:p/>
        </draw:connector>
        <draw:connector draw:style-name="gr5" draw:text-style-name="P3" draw:layer="layout" svg:x1="24.794cm" svg:y1="14.202cm" svg:x2="23.2cm" svg:y2="10.202cm" draw:end-shape="id69" draw:end-glue-point="1" svg:d="M24794 14202h-546v-4000h-1048" svg:viewBox="0 0 1595 4001">
          <text:p/>
        </draw:connector>
        <draw:custom-shape draw:style-name="gr38" draw:text-style-name="P3" xml:id="id70" draw:id="id70" draw:layer="layout" svg:width="5.089cm" svg:height="2.603cm" svg:x="11.802cm" svg:y="3.6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7cm" svg:y1="8.902cm" svg:x2="11.802cm" svg:y2="4.903cm" draw:end-shape="id70" draw:end-glue-point="3" svg:d="M6700 8902h2300v-3999h2802" svg:viewBox="0 0 5103 4000">
          <text:p/>
        </draw:connector>
        <draw:connector draw:style-name="gr5" draw:text-style-name="P3" draw:layer="layout" svg:x1="21.6cm" svg:y1="8.903cm" svg:x2="16.891cm" svg:y2="4.903cm" draw:end-shape="id70" draw:end-glue-point="1" svg:d="M21600 8903h-2104v-4000h-2605" svg:viewBox="0 0 4710 4001">
          <text:p/>
        </draw:connector>
      </draw:page>
      <draw:page draw:name="page12" draw:style-name="dp1" draw:master-page-name="標準">
        <draw:frame draw:style-name="gr22" draw:text-style-name="P2" draw:layer="layout" svg:width="8.588cm" svg:height="1.098cm" svg:x="11.406cm" svg:y="1.502cm">
          <draw:text-box>
            <text:p><text:span text:style-name="T2">漢字と熟語トーナメント</text:span></text:p>
          </draw:text-box>
        </draw:frame>
        <draw:custom-shape draw:style-name="gr32" draw:text-style-name="P3" xml:id="id71" draw:id="id71" draw:layer="layout" svg:width="4cm" svg:height="1.8cm" svg:x="1.6cm" svg:y="14.2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26.444cm" svg:height="0.814cm" svg:x="1.2cm" svg:y="17.924cm">
          <draw:text-box>
            <text:p><text:span text:style-name="T4">口　　　　　　　　　一　　　　　　　　口　　　　　　　　　　二　　　　　　１　　　　　　　　　３　　　　　　兎　 <text:s text:c="14"/>冒険　</text:span></text:p>
          </draw:text-box>
        </draw:frame>
        <draw:connector draw:style-name="gr5" draw:text-style-name="P3" draw:layer="layout" svg:x1="1.705cm" svg:y1="17.707cm" svg:x2="1.6cm" svg:y2="15.1cm" draw:end-shape="id71" draw:end-glue-point="3" svg:d="M1705 17707h-606v-2607h501" svg:viewBox="0 0 607 2608">
          <text:p/>
        </draw:connector>
        <draw:connector draw:style-name="gr5" draw:text-style-name="P3" draw:layer="layout" svg:x1="5.419cm" svg:y1="17.783cm" svg:x2="5.6cm" svg:y2="15.1cm" draw:end-shape="id71" draw:end-glue-point="1" svg:d="M5419 17783h682v-2683h-501" svg:viewBox="0 0 683 2684">
          <text:p/>
        </draw:connector>
        <draw:custom-shape draw:style-name="gr33" draw:text-style-name="P3" xml:id="id72" draw:id="id72" draw:layer="layout" svg:width="4.4cm" svg:height="1.8cm" svg:x="8.9cm" svg:y="14.2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299cm" svg:y1="17.708cm" svg:x2="8.9cm" svg:y2="15.101cm" draw:end-shape="id72" draw:end-glue-point="3" svg:d="M9299 17708h-900v-2607h501" svg:viewBox="0 0 901 2608">
          <text:p/>
        </draw:connector>
        <draw:connector draw:style-name="gr5" draw:text-style-name="P3" draw:layer="layout" svg:x1="13.013cm" svg:y1="17.784cm" svg:x2="13.3cm" svg:y2="15.101cm" draw:end-shape="id72" draw:end-glue-point="1" svg:d="M13013 17784h788v-2683h-501" svg:viewBox="0 0 789 2684">
          <text:p/>
        </draw:connector>
        <draw:custom-shape draw:style-name="gr34" draw:text-style-name="P3" xml:id="id73" draw:id="id73" draw:layer="layout" svg:width="3.5cm" svg:height="1.8cm" svg:x="16.2cm" svg:y="14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6.299cm" svg:y1="17.709cm" svg:x2="16.2cm" svg:y2="15.102cm" draw:end-shape="id73" draw:end-glue-point="3" svg:d="M16299 17709h-600v-2607h501" svg:viewBox="0 0 601 2608">
          <text:p/>
        </draw:connector>
        <draw:connector draw:style-name="gr5" draw:text-style-name="P3" draw:layer="layout" svg:x1="20.013cm" svg:y1="17.785cm" svg:x2="19.7cm" svg:y2="15.102cm" draw:end-shape="id73" draw:end-glue-point="1" svg:d="M20013 17785h188v-2683h-501" svg:viewBox="0 0 502 2684">
          <text:p/>
        </draw:connector>
        <draw:custom-shape draw:style-name="gr35" draw:text-style-name="P3" xml:id="id74" draw:id="id74" draw:layer="layout" svg:width="3.7cm" svg:height="1.8cm" svg:x="22.9cm" svg:y="14.203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2.799cm" svg:y1="17.71cm" svg:x2="22.9cm" svg:y2="15.103cm" draw:end-shape="id74" draw:end-glue-point="3" svg:d="M22799 17710h-400v-2607h501" svg:viewBox="0 0 502 2608">
          <text:p/>
        </draw:connector>
        <draw:connector draw:style-name="gr5" draw:text-style-name="P3" draw:layer="layout" svg:x1="26.513cm" svg:y1="17.786cm" svg:x2="26.6cm" svg:y2="15.103cm" draw:end-shape="id74" draw:end-glue-point="1" svg:d="M26513 17786h588v-2683h-501" svg:viewBox="0 0 589 2684">
          <text:p/>
        </draw:connector>
        <draw:custom-shape draw:style-name="gr36" draw:text-style-name="P3" xml:id="id75" draw:id="id75" draw:layer="layout" svg:width="5.1cm" svg:height="2.603cm" svg:x="4.8cm" svg:y="8.9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.6cm" svg:y1="14.2cm" svg:x2="4.8cm" svg:y2="10.201cm" draw:start-shape="id71" draw:start-glue-point="0" draw:end-shape="id75" draw:end-glue-point="3" svg:d="M3600 14200v-3999h1200" svg:viewBox="0 0 1201 4000">
          <text:p/>
        </draw:connector>
        <draw:connector draw:style-name="gr5" draw:text-style-name="P3" draw:layer="layout" svg:x1="11.1cm" svg:y1="14.201cm" svg:x2="9.9cm" svg:y2="10.201cm" draw:start-shape="id72" draw:start-glue-point="0" draw:end-shape="id75" draw:end-glue-point="1" svg:d="M11100 14201v-4000h-1200" svg:viewBox="0 0 1201 4001">
          <text:p/>
        </draw:connector>
        <draw:custom-shape draw:style-name="gr37" draw:text-style-name="P3" xml:id="id76" draw:id="id76" draw:layer="layout" svg:width="4.3cm" svg:height="2.603cm" svg:x="18.9cm" svg:y="8.901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2cm" svg:y1="14.201cm" svg:x2="18.9cm" svg:y2="10.202cm" draw:end-shape="id76" draw:end-glue-point="3" svg:d="M17200 14201h600v-3999h1100" svg:viewBox="0 0 1701 4000">
          <text:p/>
        </draw:connector>
        <draw:connector draw:style-name="gr5" draw:text-style-name="P3" draw:layer="layout" svg:x1="24.794cm" svg:y1="14.202cm" svg:x2="23.2cm" svg:y2="10.202cm" draw:end-shape="id76" draw:end-glue-point="1" svg:d="M24794 14202h-546v-4000h-1048" svg:viewBox="0 0 1595 4001">
          <text:p/>
        </draw:connector>
        <draw:custom-shape draw:style-name="gr38" draw:text-style-name="P3" xml:id="id77" draw:id="id77" draw:layer="layout" svg:width="5.089cm" svg:height="2.603cm" svg:x="11.802cm" svg:y="3.60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7cm" svg:y1="8.902cm" svg:x2="11.802cm" svg:y2="4.903cm" draw:end-shape="id77" draw:end-glue-point="3" svg:d="M6700 8902h2300v-3999h2802" svg:viewBox="0 0 5103 4000">
          <text:p/>
        </draw:connector>
        <draw:connector draw:style-name="gr5" draw:text-style-name="P3" draw:layer="layout" svg:x1="21.6cm" svg:y1="8.903cm" svg:x2="16.891cm" svg:y2="4.903cm" draw:end-shape="id77" draw:end-glue-point="1" svg:d="M21600 8903h-2104v-4000h-2605" svg:viewBox="0 0 4710 40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6-03-10T15:28:05.87</meta:creation-date>
    <meta:print-date>2016-03-10T16:08:51.77</meta:print-date>
    <dc:date>2020-03-01T23:46:54.052000000</dc:date>
    <meta:editing-duration>PT22H38M38S</meta:editing-duration>
    <meta:editing-cycles>2</meta:editing-cycles>
    <meta:generator>LibreOffice/6.3.4.2$Windows_X86_64 LibreOffice_project/60da17e045e08f1793c57c00ba83cdfce946d0aa</meta:generator>
    <meta:document-statistic meta:object-count="262"/>
  </office:meta>
</office:document-meta>
</file>